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0eb13" officeooo:paragraph-rsid="0021c7c6"/>
    </style:style>
    <style:style style:name="P2" style:family="paragraph" style:parent-style-name="Standard">
      <style:text-properties officeooo:rsid="0020eb13" officeooo:paragraph-rsid="00295833"/>
    </style:style>
    <style:style style:name="P3" style:family="paragraph" style:parent-style-name="Standard">
      <style:text-properties officeooo:rsid="0024d576" officeooo:paragraph-rsid="0024120c"/>
    </style:style>
    <style:style style:name="P4" style:family="paragraph" style:parent-style-name="Standard">
      <style:text-properties officeooo:rsid="00295833" officeooo:paragraph-rsid="00295833"/>
    </style:style>
    <style:style style:name="P5" style:family="paragraph" style:parent-style-name="Standard">
      <style:text-properties fo:font-size="14pt" style:text-underline-style="solid" style:text-underline-width="auto" style:text-underline-color="font-color" fo:font-weight="bold" officeooo:rsid="00295833" officeooo:paragraph-rsid="0020eb13"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2cad5d" officeooo:paragraph-rsid="002cad5d" style:font-size-asian="14pt" style:font-weight-asian="bold" style:font-size-complex="14pt" style:font-weight-complex="bold"/>
    </style:style>
    <style:style style:name="P7" style:family="paragraph" style:parent-style-name="Standard">
      <style:text-properties officeooo:paragraph-rsid="002af1da"/>
    </style:style>
    <style:style style:name="P8" style:family="paragraph" style:parent-style-name="Standard">
      <style:text-properties fo:font-size="12pt" style:text-underline-style="none" fo:font-weight="normal" officeooo:rsid="00295833" officeooo:paragraph-rsid="00295833"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d73b3" officeooo:paragraph-rsid="002d73b3" style:font-size-asian="10.5pt" style:font-weight-asian="normal" style:font-size-complex="12pt" style:font-weight-complex="normal"/>
    </style:style>
    <style:style style:name="P10" style:family="paragraph" style:parent-style-name="Standard" style:list-style-name="L2">
      <style:text-properties officeooo:rsid="002af1da" officeooo:paragraph-rsid="002af1da"/>
    </style:style>
    <style:style style:name="P11" style:family="paragraph" style:parent-style-name="Standard" style:list-style-name="L3">
      <style:text-properties fo:font-size="12pt" style:text-underline-style="none" fo:font-weight="normal" officeooo:rsid="002d73b3" officeooo:paragraph-rsid="002d73b3" style:font-size-asian="10.5pt" style:font-weight-asian="normal" style:font-size-complex="12pt" style:font-weight-complex="normal"/>
    </style:style>
    <style:style style:name="P12" style:family="paragraph" style:parent-style-name="Standard" style:list-style-name="L4">
      <style:text-properties fo:font-size="12pt" style:text-underline-style="none" fo:font-weight="normal" officeooo:rsid="002d73b3" officeooo:paragraph-rsid="002d73b3" style:font-size-asian="10.5pt" style:font-weight-asian="normal" style:font-size-complex="12pt" style:font-weight-complex="normal"/>
    </style:style>
    <style:style style:name="P13" style:family="paragraph" style:parent-style-name="Standard" style:list-style-name="L5">
      <style:text-properties fo:font-size="12pt" style:text-underline-style="none" fo:font-weight="normal" officeooo:rsid="002d73b3" officeooo:paragraph-rsid="002d73b3" style:font-size-asian="10.5pt" style:font-weight-asian="normal" style:font-size-complex="12pt" style:font-weight-complex="normal"/>
    </style:style>
    <style:style style:name="P14" style:family="paragraph" style:parent-style-name="Standard" style:list-style-name="L6">
      <style:text-properties fo:font-size="12pt" style:text-underline-style="none" fo:font-weight="normal" officeooo:rsid="002d73b3" officeooo:paragraph-rsid="002d73b3"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cad5d" officeooo:paragraph-rsid="002f24c2" style:font-size-asian="10.5pt" style:font-weight-asian="normal" style:font-size-complex="12pt" style:font-weight-complex="normal"/>
    </style:style>
    <style:style style:name="P16" style:family="paragraph" style:parent-style-name="Standard">
      <style:text-properties officeooo:rsid="00295833" officeooo:paragraph-rsid="00295833"/>
    </style:style>
    <style:style style:name="P17" style:family="paragraph" style:parent-style-name="Standard">
      <style:text-properties officeooo:rsid="002d73b3" officeooo:paragraph-rsid="002d73b3"/>
    </style:style>
    <style:style style:name="T1" style:family="text">
      <style:text-properties officeooo:rsid="0022a194"/>
    </style:style>
    <style:style style:name="T2" style:family="text">
      <style:text-properties officeooo:rsid="00278f00"/>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295833" style:font-size-asian="14pt" style:font-weight-asian="bold" style:font-size-complex="14pt" style:font-weight-complex="bold"/>
    </style:style>
    <style:style style:name="T5" style:family="text">
      <style:text-properties fo:font-variant="normal" fo:text-transform="none" style:font-name="apple-system" fo:letter-spacing="normal" fo:font-style="normal" fo:font-weight="normal" fo:background-color="#ffffff" loext:char-shading-value="0" loext:padding="0in" loext:border="none"/>
    </style:style>
    <style:style style:name="T6" style:family="text">
      <style:text-properties fo:font-style="normal" style:font-style-asian="normal" style:font-style-complex="normal"/>
    </style:style>
    <style:style style:name="T7" style:family="text">
      <style:text-properties fo:font-style="normal" officeooo:rsid="002f24c2" style:font-style-asian="normal" style:font-style-complex="normal"/>
    </style:style>
    <style:style style:name="T8" style:family="text">
      <style:text-properties officeooo:rsid="002af1da"/>
    </style:style>
    <style:style style:name="T9" style:family="text">
      <style:text-properties officeooo:rsid="002cad5d"/>
    </style:style>
    <style:style style:name="T10" style:family="text">
      <style:text-properties officeooo:rsid="002d73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Lee Caesar <text:s text:c="6"/></text:span><text:a xlink:type="simple" xlink:href="http://www.linkedin.com/in/lee-caesar-551383207" text:style-name="Internet_20_link" text:visited-style-name="Visited_20_Internet_20_Link"><text:span text:style-name="T5">www.linkedin.com/in/lee-caesar-551383207</text:span></text:a><text:span text:style-name="T5"> </text:span><text:a xlink:type="simple" xlink:href="mailto:lcaesar@uncc.edu" text:style-name="Internet_20_link" text:visited-style-name="Visited_20_Internet_20_Link"><text:span text:style-name="T1">lcaesar@uncc.edu</text:span></text:a><text:span text:style-name="T1"> <text:s/>336-521-5384</text:span></text:p>
      <text:p text:style-name="P5">Objective</text:p>
      <text:p text:style-name="P4">Third Year undergrad double major seeking internship to resume build and gain experience</text:p>
      <text:p text:style-name="P2"><text:span text:style-name="T4">E</text:span><text:span text:style-name="T3">ducation</text:span></text:p>
      <text:p text:style-name="P4">B.S. Computer Science <text:tab/><text:tab/><text:tab/><text:tab/><text:tab/><text:tab/><text:tab/> <text:s text:c="4"/><text:span text:style-name="T8">Fall </text:span>201<text:span text:style-name="T8">8</text:span> – Fall 2022</text:p>
      <text:list xml:id="list3052266746" text:style-name="L2">
        <text:list-item>
          <text:p text:style-name="P10">GPA: 3.<text:span text:style-name="T9">257</text:span></text:p>
        </text:list-item>
      </text:list>
      <text:p text:style-name="P1"><text:span text:style-name="T4">P</text:span><text:span text:style-name="T3">rojects </text:span></text:p>
      <text:p text:style-name="P8">Java ADT project<text:tab/><text:tab/><text:tab/><text:tab/><text:tab/><text:tab/><text:tab/><text:tab/><text:tab/><text:tab/>Spring 2021</text:p>
      <text:list xml:id="list3639284677" text:style-name="L3">
        <text:list-item>
          <text:p text:style-name="P11">Increased proficiency in JAVA recognizing and manipulating abstract data types</text:p>
        </text:list-item>
      </text:list>
      <text:p text:style-name="P8">Java GUI project<text:tab/><text:tab/><text:tab/><text:tab/><text:tab/><text:tab/><text:tab/><text:tab/><text:tab/><text:tab/> <text:s text:c="2"/>Fall 2020</text:p>
      <text:list xml:id="list2307635086" text:style-name="L4">
        <text:list-item>
          <text:p text:style-name="P12">Increased proficiency in JAVA creating graphic user interfaces</text:p>
        </text:list-item>
      </text:list>
      <text:p text:style-name="P9">Python Project<text:tab/><text:tab/><text:tab/><text:tab/><text:tab/><text:tab/><text:tab/><text:tab/><text:tab/><text:tab/> <text:s text:c="2"/>Fall 2020</text:p>
      <text:list xml:id="list3379234536" text:style-name="L5">
        <text:list-item>
          <text:p text:style-name="P13">Increased proficiency in reading, navigating, and coding in Python</text:p>
        </text:list-item>
      </text:list>
      <text:p text:style-name="P8">Java Exception project<text:tab/><text:tab/><text:tab/><text:tab/><text:tab/><text:tab/><text:tab/><text:tab/><text:tab/>Spring 2020</text:p>
      <text:list xml:id="list3065901535" text:style-name="L6">
        <text:list-item>
          <text:p text:style-name="P14">Increased proficiency in JAVA recognizing when exceptions are thrown and how to fix them</text:p>
        </text:list-item>
      </text:list>
      <text:p text:style-name="P6">Community Experience</text:p>
      <text:p text:style-name="P15"><text:span text:style-name="T7">None</text:span></text:p>
      <text:p text:style-name="P15"><text:span text:style-name="T4">Languages</text:span></text:p>
      <text:p text:style-name="P4">Java<text:span text:style-name="T10">(Medium to high proficiency)</text:span></text:p>
      <text:p text:style-name="P17"/>
      <text:p text:style-name="P1"/>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10:46:31.501000000</meta:creation-date>
    <meta:generator>Neat_Office/6.2.8.2$Windows_x86 LibreOffice_project/</meta:generator>
    <dc:date>2021-05-16T22:42:43.594000000</dc:date>
    <meta:editing-duration>PT2H37M37S</meta:editing-duration>
    <meta:editing-cycles>6</meta:editing-cycles>
    <meta:document-statistic meta:table-count="0" meta:image-count="0" meta:object-count="0" meta:page-count="1" meta:paragraph-count="19" meta:word-count="103" meta:character-count="785" meta:non-whitespace-character-count="644"/>
  </office:meta>
</office:document-meta>
</file>